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a6" fo:border="0.74pt solid #000000"/>
    </style:style>
    <style:style style:name="ce5" style:family="table-cell" style:parent-style-name="Default">
      <style:table-cell-properties fo:background-color="#bbe33d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8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6378" table:default-cell-style-name="ce6"/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édulas</text:p>
          </table:table-cell>
          <table:table-cell table:style-name="ce1" office:value-type="string" calcext:value-type="string">
            <text:p>atual</text:p>
          </table:table-cell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Atual &lt;= apagar</text:p>
          </table:table-cell>
          <table:table-cell table:style-name="ce7" office:value-type="string" calcext:value-type="string">
            <text:p>tela</text:p>
          </table:table-cell>
          <table:table-cell table:style-name="ce7" table:number-columns-repeated="16378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5" calcext:value-type="float">
            <text:p>745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695" calcext:value-type="float">
            <text:p>695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645" calcext:value-type="float">
            <text:p>6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595" calcext:value-type="float">
            <text:p>5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2"/>
          <table:table-cell table:style-name="ce2"/>
          <table:table-cell table:number-columns-repeated="16376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545" calcext:value-type="float">
            <text:p>5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495" calcext:value-type="float">
            <text:p>4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445" calcext:value-type="float">
            <text:p>4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4" table:number-columns-repeated="3"/>
          <table:table-cell table:style-name="ce4" office:value-type="float" office:value="395" calcext:value-type="float">
            <text:p>3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345" calcext:value-type="float">
            <text:p>3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295" calcext:value-type="float">
            <text:p>2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245" calcext:value-type="float">
            <text:p>2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195" calcext:value-type="float">
            <text:p>1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145" calcext:value-type="float">
            <text:p>1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95" calcext:value-type="float">
            <text:p>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45" calcext:value-type="float">
            <text:p>4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style-name="ce4" table:number-columns-repeated="5"/>
          <table:table-cell office:value-type="string" calcext:value-type="string">
            <text:p>14 cédula(s) de R$ 50</text:p>
          </table:table-cell>
          <table:table-cell table:number-columns-repeated="16378"/>
        </table:table-row>
        <table:table-row table:style-name="ro1"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style-name="ce5" table:number-columns-repeated="5"/>
          <table:table-cell office:value-type="string" calcext:value-type="string">
            <text:p>2 cédula(s) de R$ 20</text:p>
          </table:table-cell>
          <table:table-cell table:number-columns-repeated="16378"/>
        </table:table-row>
        <table:table-row table:style-name="ro1"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style-name="ce4" table:number-columns-repeated="5"/>
          <table:table-cell office:value-type="string" calcext:value-type="string">
            <text:p>0 cédula(s) de 10</text:p>
          </table:table-cell>
          <table:table-cell table:number-columns-repeated="16378"/>
        </table:table-row>
        <table:table-row table:style-name="ro1"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1 cédula(s) de 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brea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édulas</text:p>
          </table:table-cell>
          <table:table-cell table:style-name="ce1" office:value-type="string" calcext:value-type="string">
            <text:p>atual</text:p>
          </table:table-cell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Atual &lt;= apagar</text:p>
          </table:table-cell>
          <table:table-cell table:style-name="ce7" office:value-type="string" calcext:value-type="string">
            <text:p>tela</text:p>
          </table:table-cell>
          <table:table-cell table:style-name="ce7" table:number-columns-repeated="2"/>
          <table:table-cell table:style-name="Default" table:number-columns-repeated="1637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4" calcext:value-type="float">
            <text:p>384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7 cédulas(s) de 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1 cédula(s) de 2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édulas</text:p>
          </table:table-cell>
          <table:table-cell table:style-name="ce1" office:value-type="string" calcext:value-type="string">
            <text:p>atual</text:p>
          </table:table-cell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Atual &lt;= apagar</text:p>
          </table:table-cell>
          <table:table-cell table:style-name="ce7" office:value-type="string" calcext:value-type="string">
            <text:p>tela</text:p>
          </table:table-cell>
          <table:table-cell table:style-name="ce7"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“0.001”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“0.001”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0.01</text:p>
          </table:table-cell>
          <table:table-cell office:value-type="string" calcext:value-type="string">
            <text:p>“0.001”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0:50:26.2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1:29:01.457000000</meta:creation-date>
    <dc:date>2024-07-02T11:00:21.783000000</dc:date>
    <meta:editing-duration>PT40M22S</meta:editing-duration>
    <meta:editing-cycles>3</meta:editing-cycles>
    <meta:generator>LibreOffice/7.6.3.2$Windows_X86_64 LibreOffice_project/29d686fea9f6705b262d369fede658f824154cc0</meta:generator>
    <meta:document-statistic meta:table-count="1" meta:cell-count="116" meta:object-count="0"/>
  </office:meta>
</office:document-meta>
</file>